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color="#000000" style:font-name="Times New Roman" fo:font-size="12pt" fo:language="en" fo:country="US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" style:family="paragraph" style:parent-style-name="Standard">
      <style:paragraph-properties fo:line-height="200%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eb613d" fo:language="en" fo:country="US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300dc" fo:language="en" fo:country="U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in" fo:margin-right="0in" fo:line-height="200%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Times New Roman" fo:font-size="12pt" fo:font-style="normal" fo:font-weight="bold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P10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300dc" style:font-name="Times New Roman" fo:font-size="12pt" fo:font-style="normal" fo:font-weight="bold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P11" style:family="paragraph" style:parent-style-name="Standard" style:list-style-name="L2">
      <style:paragraph-properties fo:line-height="200%" fo:text-align="start" style:justify-single-word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300dc" style:font-name="Times New Roman" fo:font-size="12pt" fo:language="en" fo:country="US" fo:font-style="normal" fo:font-weight="bold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P13" style:family="paragraph" style:parent-style-name="Standard" style:list-style-name="L1">
      <style:paragraph-properties fo:margin-left="0.5in" fo:margin-right="0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Times New Roman" fo:font-size="12pt" fo:language="en" fo:country="US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style:font-name-asian="Georgia" style:font-style-asian="italic" style:font-weight-asian="bold" style:font-name-complex="Georgia" style:font-style-complex="italic" style:font-weight-complex="bold"/>
    </style:style>
    <style:style style:name="T3" style:family="text">
      <style:text-properties style:font-name-asian="Georgia" style:font-name-complex="Georgia"/>
    </style:style>
    <style:style style:name="T4" style:family="text">
      <style:text-properties fo:color="#000000" style:font-name="Times New Roman" fo:font-size="12pt" fo:language="en" fo:country="US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5" style:family="text">
      <style:text-properties fo:color="#000000" style:font-name="Times New Roman" fo:font-size="12pt" fo:language="en" fo:country="US" fo:font-style="normal" fo:font-weight="bold" style:font-name-asian="Georgia" style:font-size-asian="12pt" style:font-style-asian="normal" style:font-weight-asian="bold" style:font-name-complex="Georgia" style:font-size-complex="12pt" style:font-style-complex="normal" style:font-weight-complex="bold"/>
    </style:style>
    <style:style style:name="T6" style:family="text">
      <style:text-properties fo:color="#000000" style:font-name="Times New Roman" fo:font-size="12pt" fo:language="en" fo:country="US" fo:font-style="italic" fo:font-weight="bold" style:font-name-asian="Georgia" style:font-size-asian="12pt" style:font-style-asian="italic" style:font-weight-asian="bold" style:font-name-complex="Georgia" style:font-size-complex="12pt" style:font-style-complex="italic" style:font-weight-complex="bold"/>
    </style:style>
    <style:style style:name="T7" style:family="text">
      <style:text-properties fo:color="#008000"/>
    </style:style>
    <style:style style:name="T8" style:family="text">
      <style:text-properties style:text-position="super 58%"/>
    </style:style>
    <style:style style:name="T9" style:family="text">
      <style:text-properties fo:color="#ff0000" style:font-name="Times New Roman" fo:font-size="12pt" fo:language="en" fo:country="US" fo:font-style="italic" fo:font-weight="bold" style:font-name-asian="Georgia" style:font-size-asian="12pt" style:font-style-asian="italic" style:font-weight-asian="bold" style:font-name-complex="Georgia" style:font-size-complex="12pt" style:font-style-complex="italic" style:font-weight-complex="bold"/>
    </style:style>
    <style:style style:name="T10" style:family="text">
      <style:text-properties fo:color="#ff0000" style:font-name="Times New Roman" fo:font-size="12pt" fo:language="es" fo:country="ES" fo:font-style="italic" fo:font-weight="bold" style:font-name-asian="Georgia" style:font-size-asian="12pt" style:font-style-asian="italic" style:font-weight-asian="bold" style:font-name-complex="Georgia" style:font-size-complex="12pt" style:font-style-complex="italic" style:font-weight-complex="bold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1">Nombre: __________________________________<text:tab/>Clase: </text:span>_______________________</text:p>
      <text:p text:style-name="Standard">Español 7<text:span text:style-name="T8">th</text:span> Grade<text:tab/><text:tab/><text:tab/><text:tab/><text:tab/><text:tab/><text:span text:style-name="T11">Sra. Mellonakos</text:span></text:p>
      <text:p text:style-name="Standard"/>
      <text:p text:style-name="Standard"/>
      <text:p text:style-name="P6">Chapter 1: <text:span text:style-name="T11">Geocultura</text:span> - <text:span text:style-name="T7">Spain</text:span></text:p>
      <text:p text:style-name="P3"/>
      <text:p text:style-name="P1"/>
      <text:p text:style-name="P7">A. Geography of Spain</text:p>
      <text:p text:style-name="P1"/>
      <text:p text:style-name="P4">1. How many <text:span text:style-name="T1">regions</text:span> is Spain divided? ______________________________________________</text:p>
      <text:p text:style-name="P5"><text:span text:style-name="T3">2. What other </text:span><text:span text:style-name="T2">country occupies the peninsula</text:span><text:span text:style-name="T3">? ________________________________________</text:span></text:p>
      <text:p text:style-name="P5"><text:span text:style-name="T3">3. What other country is on the other side of the </text:span><text:span text:style-name="T2">Pyrenees</text:span><text:span text:style-name="T3"> from Spain? <text:s/>____________________</text:span></text:p>
      <text:p text:style-name="P5"><text:span text:style-name="T3">4. What </text:span><text:span text:style-name="T2">two regions </text:span><text:span text:style-name="T3">in Spain are principally </text:span><text:span text:style-name="T2">composed of the Pyrenees</text:span><text:span text:style-name="T3">? ___________________</text:span></text:p>
      <text:p text:style-name="P8"><text:span text:style-name="T3">5. What is the </text:span><text:span text:style-name="T2">capital </text:span><text:span text:style-name="T3">of Spain? ____________________________________________________</text:span></text:p>
      <text:p text:style-name="P9"/>
      <text:p text:style-name="P9"/>
      <text:p text:style-name="P10">B. Read and answer the following questions.</text:p>
      <text:p text:style-name="P1"/>
      <text:p text:style-name="P2">1. Where is the <text:span text:style-name="T12">Feria de abril</text:span>? ___________________________________________________</text:p>
      <text:p text:style-name="P2"/>
      <text:p text:style-name="P2">2. Which region of Spain exports <text:span text:style-name="T1">Olive oil worldwide</text:span>? <text:s/>_______________________________</text:p>
      <text:p text:style-name="P2"/>
      <text:p text:style-name="P2">3. Which <text:span text:style-name="T1">beach is popular</text:span> with sunbathers from around the word? ______________________</text:p>
      <text:p text:style-name="P2"/>
      <text:p text:style-name="P2">4. Which <text:span text:style-name="T1">mountains</text:span> separate Spain and France? _____________________________________</text:p>
      <text:p text:style-name="P2"/>
      <text:p text:style-name="P2">5. Which region of Spain is famous for its <text:span text:style-name="T1">windmills</text:span>? _________________________________</text:p>
      <text:p text:style-name="P2"/>
      <text:p text:style-name="P2"/>
      <text:p text:style-name="P2"/>
      <text:list xml:id="list8611573959164219268" text:style-name="L1">
        <text:list-header>
          <text:p text:style-name="P12">C. Practices and Perspectives of the Culture:</text:p>
          <text:p text:style-name="P13"/>
        </text:list-header>
      </text:list>
      <text:list xml:id="list6406391046157463542" text:style-name="L2">
        <text:list-item>
          <text:p text:style-name="P11"><text:span text:style-name="T4">Bullfighting –</text:span><text:span text:style-name="T5"> </text:span><text:span text:style-name="T9">“La Corrida de</text:span><text:span text:style-name="T10"> toros</text:span><text:span text:style-name="T9">”</text:span><text:span text:style-name="T6"> ________________________________________________________________________________________________________________________________________________________</text:span></text:p>
        </text:list-item>
        <text:list-item>
          <text:p text:style-name="P11"><text:span text:style-name="T9">El Flamenco</text:span><text:span text:style-name="T5"> </text:span><text:span text:style-name="T6">________________________________________________________________________________________________________________________________________________________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dred Mellonakos</meta:initial-creator>
    <meta:creation-date>2014-09-07T23:10:32</meta:creation-date>
    <dc:date>2016-03-28T11:33:44</dc:date>
    <dc:creator>Mildred Mellonakos</dc:creator>
    <meta:editing-duration>PT7H54M26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1" meta:paragraph-count="18" meta:word-count="145" meta:character-count="1466"/>
  </office:meta>
</office:document-meta>
</file>